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z</text:p>
          </table:table-cell>
          <table:table-cell office:value-type="string" calcext:value-type="string">
            <text:p>Uout</text:p>
          </table:table-cell>
          <table:table-cell table:number-columns-repeated="2"/>
          <table:table-cell office:value-type="string" calcext:value-type="string">
            <text:p>amplituda mV</text:p>
          </table:table-cell>
          <table:table-cell office:value-type="string" calcext:value-type="string">
            <text:p>Uout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V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V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V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mV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mV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1.8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mV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2.18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2.5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2.9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3.22</text:p>
          </table:table-cell>
          <table:table-cell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3.58</text:p>
          </table:table-cell>
          <table:table-cell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string" calcext:value-type="string">
            <text:p>3.96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4.3</text:p>
          </table:table-cell>
          <table:table-cell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4.6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5.02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5.4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5.72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6.1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6.4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7.1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7.8</text:p>
          </table:table-cell>
          <table:table-cell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mV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8.56</text:p>
          </table:table-cell>
          <table:table-cell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string" calcext:value-type="string">
            <text:p>9.24</text:p>
          </table:table-cell>
          <table:table-cell/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string" calcext:value-type="string">
            <text:p>9.8</text:p>
          </table:table-cell>
          <table:table-cell/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10.4</text:p>
          </table:table-cell>
          <table:table-cell/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mV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10.8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V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string" calcext:value-type="string">
            <text:p>11.1</text:p>
          </table:table-cell>
          <table:table-cell/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V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string" calcext:value-type="string">
            <text:p>11.4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V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string" calcext:value-type="string">
            <text:p>11.7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V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1.8</text:p>
          </table:table-cell>
          <table:table-cell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V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13.1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00" calcext:value-type="float">
            <text:p>3000</text:p>
          </table:table-cell>
          <table:table-cell office:value-type="string" calcext:value-type="string">
            <text:p>13.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500" calcext:value-type="float">
            <text:p>3500</text:p>
          </table:table-cell>
          <table:table-cell office:value-type="string" calcext:value-type="string">
            <text:p>13.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000" calcext:value-type="float">
            <text:p>4000</text:p>
          </table:table-cell>
          <table:table-cell office:value-type="string" calcext:value-type="string">
            <text:p>13.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4:31:50.290554919</meta:creation-date>
    <dc:date>2015-12-03T17:25:38.976513603</dc:date>
    <meta:editing-duration>PT10M52S</meta:editing-duration>
    <meta:editing-cycles>2</meta:editing-cycles>
    <meta:generator>LibreOffice/4.2.8.2$Linux_X86_64 LibreOffice_project/420m0$Build-2</meta:generator>
    <meta:document-statistic meta:table-count="1" meta:cell-count="164" meta:object-count="0"/>
  </office:meta>
</office:document-meta>
</file>